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0pt" style:font-size-asian="10pt" style:font-size-complex="10pt"/>
    </style:style>
    <style:style style:name="T1_2" style:family="text">
      <style:text-properties fo:font-size="10pt" style:font-size-asian="10pt" style:font-size-complex="10pt"/>
    </style:style>
    <style:style style:name="T1_3" style:family="text">
      <style:text-properties fo:font-size="10pt" style:font-size-asian="10pt" style:font-size-complex="10pt"/>
    </style:style>
    <style:style style:name="T1_4" style:family="text">
      <style:text-properties fo:font-size="10pt" style:font-size-asian="10pt" style:font-size-complex="10pt"/>
    </style:style>
    <style:style style:name="T1_5" style:family="text">
      <style:text-properties fo:font-size="10pt" style:font-size-asian="10pt" style:font-size-complex="10pt"/>
    </style:style>
    <style:style style:name="T1_6" style:family="text">
      <style:text-properties fo:font-size="10pt" style:font-size-asian="10pt" style:font-size-complex="10pt"/>
    </style:style>
    <style:style style:name="T1_7" style:family="text">
      <style:text-properties fo:font-size="10pt" style:font-size-asian="10pt" style:font-size-complex="10pt"/>
    </style:style>
    <style:style style:name="T1_8" style:family="text">
      <style:text-properties fo:font-size="10pt" style:font-size-asian="10pt" style:font-size-complex="10pt"/>
    </style:style>
    <style:style style:name="T1_9" style:family="text">
      <style:text-properties fo:font-size="10pt" style:font-size-asian="10pt" style:font-size-complex="10pt"/>
    </style:style>
    <style:style style:name="T1_10" style:family="text">
      <style:text-properties fo:font-size="10pt" style:font-size-asian="10pt" style:font-size-complex="10pt"/>
    </style:style>
    <style:style style:name="T1_11" style:family="text">
      <style:text-properties fo:font-size="10pt" style:font-size-asian="10pt" style:font-size-complex="10pt"/>
    </style:style>
    <style:style style:name="T1_12" style:family="text">
      <style:text-properties fo:font-size="10pt" style:font-size-asian="10pt" style:font-size-complex="10pt"/>
    </style:style>
    <style:style style:name="T1_13" style:family="text">
      <style:text-properties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23.707cm" fo:margin-left="0cm"/>
    </style:style>
    <style:style style:name="Column1" style:family="table-column">
      <style:table-column-properties style:column-width="8.096cm"/>
    </style:style>
    <style:style style:name="Column2" style:family="table-column">
      <style:table-column-properties style:column-width="7.62cm"/>
    </style:style>
    <style:style style:name="Column3" style:family="table-column">
      <style:table-column-properties style:column-width="7.9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text-indent="0cm" fo:line-height="120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5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_6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20%" fo:margin-top="0.459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2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20%" fo:margin-top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2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2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center" fo:break-before="auto" fo:text-indent="0cm" fo:line-height="11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center" fo:break-before="auto" fo:text-indent="0cm" fo:line-height="11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4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0" style:family="text">
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64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4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4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4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4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4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0pt" style:font-size-asian="10pt" style:font-size-complex="10pt" fo:font-weight="bold" style:font-weight-asian="bold" style:font-weight-complex="bold"/>
    </style:style>
    <style:style style:name="T42_2" style:family="text">
      <style:text-properties fo:font-size="10pt" style:font-size-asian="10pt" style:font-size-complex="10pt" fo:font-weight="bold" style:font-weight-asian="bold" style:font-weight-complex="bold"/>
    </style:style>
    <style:style style:name="T42_3" style:family="text">
      <style:text-properties fo:font-size="10pt" style:font-size-asian="10pt" style:font-size-complex="10pt" fo:font-weight="bold" style:font-weight-asian="bold" style:font-weight-complex="bold"/>
    </style:style>
    <style:style style:name="T42_4" style:family="text">
      <style:text-properties fo:font-size="10pt" style:font-size-asian="10pt" style:font-size-complex="10pt" fo:font-weight="bold" style:font-weight-asian="bold" style:font-weight-complex="bold"/>
    </style:style>
    <style:style style:name="T42_5" style:family="text">
      <style:text-properties fo:font-size="10pt" style:font-size-asian="10pt" style:font-size-complex="10pt" fo:font-weight="bold" style:font-weight-asian="bold" style:font-weight-complex="bold"/>
    </style:style>
    <style:style style:name="T42_6" style:family="text">
      <style:text-properties fo:font-size="10pt" style:font-size-asian="10pt" style:font-size-complex="10pt" fo:font-weight="bold" style:font-weight-asian="bold" style:font-weight-complex="bold"/>
    </style:style>
    <style:style style:name="T42_7" style:family="text">
      <style:text-properties fo:font-size="10pt" style:font-size-asian="10pt" style:font-size-complex="10pt" fo:font-weight="bold" style:font-weight-asian="bold" style:font-weight-complex="bold"/>
    </style:style>
    <style:style style:name="T42_8" style:family="text">
      <style:text-properties fo:font-size="10pt" style:font-size-asian="10pt" style:font-size-complex="10pt" fo:font-weight="bold" style:font-weight-asian="bold" style:font-weight-complex="bold"/>
    </style:style>
    <style:style style:name="T42_9" style:family="text">
      <style:text-properties fo:font-size="10pt" style:font-size-asian="10pt" style:font-size-complex="10pt" fo:font-weight="bold" style:font-weight-asian="bold" style:font-weight-complex="bold"/>
    </style:style>
    <style:style style:name="T42_10" style:family="text">
      <style:text-properties fo:font-size="10pt" style:font-size-asian="10pt" style:font-size-complex="10pt" fo:font-weight="bold" style:font-weight-asian="bold" style:font-weight-complex="bold"/>
    </style:style>
    <style:style style:name="T42_11" style:family="text">
      <style:text-properties fo:font-size="10pt" style:font-size-asian="10pt" style:font-size-complex="10pt" fo:font-weight="bold" style:font-weight-asian="bold" style:font-weight-complex="bold"/>
    </style:style>
    <style:style style:name="T42_12" style:family="text">
      <style:text-properties fo:font-size="10pt" style:font-size-asian="10pt" style:font-size-complex="10pt" fo:font-weight="bold" style:font-weight-asian="bold" style:font-weight-complex="bold"/>
    </style:style>
    <style:style style:name="T42_13" style:family="text">
      <style:text-properties fo:font-size="10pt" style:font-size-asian="10pt" style:font-size-complex="10pt" fo:font-weight="bold" style:font-weight-asian="bold" style:font-weight-complex="bold"/>
    </style:style>
    <style:style style:name="T42_14" style:family="text">
      <style:text-properties fo:font-size="10pt" style:font-size-asian="10pt" style:font-size-complex="10pt" fo:font-weight="bold" style:font-weight-asian="bold" style:font-weight-complex="bold"/>
    </style:style>
    <style:style style:name="T42_15" style:family="text">
      <style:text-properties fo:font-size="10pt" style:font-size-asian="10pt" style:font-size-complex="10pt" fo:font-weight="bold" style:font-weight-asian="bold" style:font-weight-complex="bold"/>
    </style:style>
    <style:style style:name="T42_16" style:family="text">
      <style:text-properties fo:font-size="10pt" style:font-size-asian="10pt" style:font-size-complex="10pt" fo:font-weight="bold" style:font-weight-asian="bold" style:font-weight-complex="bold"/>
    </style:style>
    <style:style style:name="T42_17" style:family="text">
      <style:text-properties fo:font-size="10pt" style:font-size-asian="10pt" style:font-size-complex="10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0pt" style:font-size-asian="10pt" style:font-size-complex="10pt"/>
    </style:style>
    <style:style style:name="T44_7" style:family="text">
      <style:text-properties fo:font-size="10pt" style:font-size-asian="10pt" style:font-size-complex="10pt"/>
    </style:style>
    <style:style style:name="T44_8" style:family="text">
      <style:text-properties fo:font-size="10pt" style:font-size-asian="10pt" style:font-size-complex="10pt"/>
    </style:style>
    <style:style style:name="T44_9" style:family="text">
      <style:text-properties fo:font-size="10pt" style:font-size-asian="10pt" style:font-size-complex="10pt"/>
    </style:style>
    <style:style style:name="T44_10" style:family="text">
      <style:text-properties fo:font-size="10pt" style:font-size-asian="10pt" style:font-size-complex="10pt"/>
    </style:style>
    <style:style style:name="T44_11" style:family="text">
      <style:text-properties fo:font-size="10pt" style:font-size-asian="10pt" style:font-size-complex="10pt"/>
    </style:style>
    <style:style style:name="T44_12" style:family="text">
      <style:text-properties fo:font-size="10pt" style:font-size-asian="10pt" style:font-size-complex="10pt"/>
    </style:style>
    <style:style style:name="T44_13" style:family="text">
      <style:text-properties fo:font-size="10pt" style:font-size-asian="10pt" style:font-size-complex="10pt"/>
    </style:style>
    <style:style style:name="T44_14" style:family="text">
      <style:text-properties fo:font-size="10pt" style:font-size-asian="10pt" style:font-size-complex="10pt"/>
    </style:style>
    <style:style style:name="T44_15" style:family="text">
      <style:text-properties fo:font-size="10pt" style:font-size-asian="10pt" style:font-size-complex="10pt"/>
    </style:style>
    <style:style style:name="T44_16" style:family="text">
      <style:text-properties fo:font-size="10pt" style:font-size-asian="10pt" style:font-size-complex="10pt"/>
    </style:style>
    <style:style style:name="T44_17" style:family="text"/>
    <style:style style:name="T44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19" style:family="text"/>
    <style:style style:name="T44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21" style:family="text"/>
    <style:style style:name="T44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23" style:family="text"/>
    <style:style style:name="T44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25" style:family="text"/>
    <style:style style:name="T44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27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3" style:family="text"/>
    <style:style style:name="T4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5" style:family="text"/>
    <style:style style:name="T4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7" style:family="text"/>
    <style:style style:name="T4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9" style:family="text"/>
    <style:style style:name="T4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1" style:family="text"/>
    <style:style style:name="T4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3" style:family="text"/>
    <style:style style:name="T4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5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/>
    <style:style style:name="T4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5" style:family="text"/>
    <style:style style:name="T4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7" style:family="text"/>
    <style:style style:name="T4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9" style:family="text"/>
    <style:style style:name="T4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1" style:family="text"/>
    <style:style style:name="T4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3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0pt" style:font-size-asian="10pt" style:font-size-complex="10pt" fo:font-weight="bold" style:font-weight-asian="bold" style:font-weight-complex="bold"/>
    </style:style>
    <style:style style:name="T49_2" style:family="text">
      <style:text-properties fo:font-size="10pt" style:font-size-asian="10pt" style:font-size-complex="10pt" fo:font-weight="bold" style:font-weight-asian="bold" style:font-weight-complex="bold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T49_12" style:family="text">
      <style:text-properties fo:font-size="10pt" style:font-size-asian="10pt" style:font-size-complex="10pt"/>
    </style:style>
    <style:style style:name="T49_13" style:family="text">
      <style:text-properties fo:font-size="10pt" style:font-size-asian="10pt" style:font-size-complex="10pt"/>
    </style:style>
    <style:style style:name="T49_14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0pt" style:font-size-asian="10pt" style:font-size-complex="10pt" fo:font-weight="bold" style:font-weight-asian="bold" style:font-weight-complex="bold"/>
    </style:style>
    <style:style style:name="T50_2" style:family="text">
      <style:text-properties fo:font-size="10pt" style:font-size-asian="10pt" style:font-size-complex="10pt" fo:font-weight="bold" style:font-weight-asian="bold" style:font-weight-complex="bold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T50_6" style:family="text">
      <style:text-properties fo:font-size="10pt" style:font-size-asian="10pt" style:font-size-complex="10pt"/>
    </style:style>
    <style:style style:name="T50_7" style:family="text">
      <style:text-properties fo:font-size="10pt" style:font-size-asian="10pt" style:font-size-complex="10pt"/>
    </style:style>
    <style:style style:name="T50_8" style:family="text">
      <style:text-properties fo:font-size="10pt" style:font-size-asian="10pt" style:font-size-complex="10pt"/>
    </style:style>
    <style:style style:name="T50_9" style:family="text">
      <style:text-properties fo:font-size="10pt" style:font-size-asian="10pt" style:font-size-complex="10pt"/>
    </style:style>
    <style:style style:name="T50_10" style:family="text">
      <style:text-properties fo:font-size="10pt" style:font-size-asian="10pt" style:font-size-complex="10pt"/>
    </style:style>
    <style:style style:name="T50_11" style:family="text">
      <style:text-properties fo:font-size="10pt" style:font-size-asian="10pt" style:font-size-complex="10pt"/>
    </style:style>
    <style:style style:name="T50_12" style:family="text">
      <style:text-properties fo:font-size="10pt" style:font-size-asian="10pt" style:font-size-complex="10pt"/>
    </style:style>
    <style:style style:name="T50_13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</office:automatic-styles>
  <office:body>
    <office:text>
      <text:p text:style-name="P1"><text:span text:style-name="T1_1">1<text:s/>-<text:s/></text:span><text:span text:style-name="T1_2">Médor</text:span><text:span text:style-name="T1_3"><text:s/></text:span><text:span text:style-name="T1_4">les</text:span><text:span text:style-name="T1_5"><text:s/></text:span><text:span text:style-name="T1_6">yeux</text:span><text:span text:style-name="T1_7"><text:s/></text:span><text:span text:style-name="T1_8">ouverts</text:span><text:span text:style-name="T1_9"><text:s/>‘</text:span><text:span text:style-name="T1_10">en</text:span><text:span text:style-name="T1_11"><text:s/></text:span><text:span text:style-name="T1_12">paysage</text:span><text:span text:style-name="T1_13">’</text:span></text:p>
      <text:p text:style-name="P2"/>
      <text:p text:style-name="P3"/>
      <text:p text:style-name="P4"/>
      <text:p text:style-name="P5"/>
      <text:p text:style-name="P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><text:span text:style-name="T7_1">page</text:span><text:span text:style-name="T7_2"><text:s/>2</text:span></text:p>
            <text:p text:style-name="P8"><text:span text:style-name="T8_1">Un</text:span><text:span text:style-name="T8_2"><text:s/></text:span><text:span text:style-name="T8_3">mag</text:span><text:span text:style-name="T8_4">’<text:s/></text:span><text:span text:style-name="T8_5">qui</text:span><text:span text:style-name="T8_6"><text:s/></text:span><text:span text:style-name="T8_7">innove</text:span></text:p>
            <text:p text:style-name="P9"/>
            <text:p text:style-name="P10"><text:span text:style-name="T10_1">Médor</text:span><text:span text:style-name="T10_2"><text:s/></text:span><text:span text:style-name="T10_3">est</text:span><text:span text:style-name="T10_4"><text:s/></text:span><text:span text:style-name="T10_5">un</text:span><text:span text:style-name="T10_6"><text:s/></text:span><text:span text:style-name="T10_7">trimestriel</text:span><text:span text:style-name="T10_8"><text:s/></text:span><text:span text:style-name="T10_9">coopératif</text:span><text:span text:style-name="T10_10"><text:s/></text:span><text:span text:style-name="T10_11">destiné</text:span><text:span text:style-name="T10_12"><text:s/></text:span><text:span text:style-name="T10_13">à</text:span><text:span text:style-name="T10_14"><text:s/></text:span><text:span text:style-name="T10_15">tous</text:span><text:span text:style-name="T10_16"><text:s/></text:span><text:span text:style-name="T10_17">les</text:span><text:span text:style-name="T10_18"><text:s/></text:span><text:span text:style-name="T10_19">lecteurs</text:span><text:span text:style-name="T10_20"><text:s/></text:span><text:span text:style-name="T10_21">qui</text:span><text:span text:style-name="T10_22"><text:s/></text:span><text:span text:style-name="T10_23">attendent</text:span><text:span text:style-name="T10_24"><text:s/></text:span><text:span text:style-name="T10_25">un</text:span><text:span text:style-name="T10_26"><text:s/></text:span><text:span text:style-name="T10_27">journalisme</text:span><text:span text:style-name="T10_28"><text:s/></text:span><text:span text:style-name="T10_29">impartial</text:span><text:span text:style-name="T10_30">,<text:s/></text:span><text:span text:style-name="T10_31">exigeant</text:span><text:span text:style-name="T10_32"><text:s/></text:span><text:span text:style-name="T10_33">et</text:span><text:span text:style-name="T10_34"><text:s/></text:span><text:span text:style-name="T10_35">enthousiaste</text:span><text:span text:style-name="T10_36"><text:s/>!<text:s/></text:span><text:span text:style-name="T10_37">Médor</text:span><text:span text:style-name="T10_38"><text:s/></text:span><text:span text:style-name="T10_39">leur</text:span><text:span text:style-name="T10_40"><text:s/></text:span><text:span text:style-name="T10_41">permet</text:span><text:span text:style-name="T10_42"><text:s/></text:span><text:span text:style-name="T10_43">d</text:span><text:span text:style-name="T10_44">'</text:span><text:span text:style-name="T10_45">aller</text:span><text:span text:style-name="T10_46"><text:s/></text:span><text:span text:style-name="T10_47">au</text:span><text:span text:style-name="T10_48"><text:s/></text:span><text:span text:style-name="T10_49">plus</text:span><text:span text:style-name="T10_50"><text:s/></text:span><text:span text:style-name="T10_51">profond</text:span><text:span text:style-name="T10_52"><text:s/></text:span><text:span text:style-name="T10_53">de</text:span><text:span text:style-name="T10_54"><text:s/></text:span><text:span text:style-name="T10_55">l</text:span><text:span text:style-name="T10_56">'</text:span><text:span text:style-name="T10_57">info</text:span><text:span text:style-name="T10_58"><text:s/></text:span><text:span text:style-name="T10_59">belge</text:span><text:span text:style-name="T10_60"><text:s/></text:span><text:span text:style-name="T10_61">en</text:span><text:span text:style-name="T10_62"><text:s/></text:span><text:span text:style-name="T10_63">retrouvant</text:span><text:span text:style-name="T10_64"><text:s/></text:span><text:span text:style-name="T10_65">le</text:span><text:span text:style-name="T10_66"><text:s/></text:span><text:span text:style-name="T10_67">plaisir</text:span><text:span text:style-name="T10_68"><text:s/></text:span><text:span text:style-name="T10_69">de</text:span><text:span text:style-name="T10_70"><text:s/></text:span><text:span text:style-name="T10_71">la</text:span><text:span text:style-name="T10_72"><text:s/></text:span><text:span text:style-name="T10_73">lecture</text:span><text:span text:style-name="T10_74">.<text:s text:c="2"/></text:span></text:p>
            <text:p text:style-name="P11"><text:span text:style-name="T11_1">Au</text:span><text:span text:style-name="T11_2"><text:s/></text:span><text:span text:style-name="T11_3">programme</text:span><text:span text:style-name="T11_4"><text:s/></text:span><text:span text:style-name="T11_5">des</text:span><text:span text:style-name="T11_6"><text:s/>128<text:s/></text:span><text:span text:style-name="T11_7">pages</text:span><text:span text:style-name="T11_8"><text:s/></text:span><text:span text:style-name="T11_9">couleurs</text:span><text:span text:style-name="T11_10">,<text:s/>16 × 23<text:s/></text:span><text:span text:style-name="T11_11">cm</text:span><text:span text:style-name="T11_12"><text:s/>:<text:s/></text:span><text:span text:style-name="T11_13">deux</text:span><text:span text:style-name="T11_14"><text:s text:c="2"/></text:span><text:span text:style-name="T11_15">enquêtes</text:span><text:span text:style-name="T11_16">,<text:s/></text:span><text:span text:style-name="T11_17">trois</text:span><text:span text:style-name="T11_18"><text:s/></text:span><text:span text:style-name="T11_19">récits</text:span><text:span text:style-name="T11_20"><text:s/></text:span><text:span text:style-name="T11_21">ou</text:span><text:span text:style-name="T11_22"><text:s/></text:span><text:span text:style-name="T11_23">portraits</text:span><text:span text:style-name="T11_24">,<text:s/></text:span><text:span text:style-name="T11_25">un</text:span><text:span text:style-name="T11_26"><text:s/></text:span><text:span text:style-name="T11_27">portfolio</text:span><text:span text:style-name="T11_28"><text:s/></text:span><text:span text:style-name="T11_29">photo</text:span><text:span text:style-name="T11_30">,<text:s/></text:span><text:span text:style-name="T11_31">des</text:span><text:span text:style-name="T11_32"><text:s/></text:span><text:span text:style-name="T11_33">graphes</text:span><text:span text:style-name="T11_34">,<text:s/></text:span><text:span text:style-name="T11_35">des</text:span><text:span text:style-name="T11_36"><text:s/></text:span><text:span text:style-name="T11_37">rubriques</text:span><text:span text:style-name="T11_38"><text:s/></text:span><text:span text:style-name="T11_39">dans</text:span><text:span text:style-name="T11_40"><text:s/></text:span><text:span text:style-name="T11_41">le</text:span><text:span text:style-name="T11_42"><text:s/></text:span><text:span text:style-name="T11_43">ventre</text:span><text:span text:style-name="T11_44">,<text:s/></text:span><text:span text:style-name="T11_45">les</text:span><text:span text:style-name="T11_46"><text:s/></text:span><text:span text:style-name="T11_47">coulisses</text:span><text:span text:style-name="T11_48"><text:s/></text:span><text:span text:style-name="T11_49">des</text:span><text:span text:style-name="T11_50"><text:s/></text:span><text:span text:style-name="T11_51">articles</text:span><text:span text:style-name="T11_52">.<text:s/></text:span><text:span text:style-name="T11_53">Le</text:span><text:span text:style-name="T11_54"><text:s/></text:span><text:span text:style-name="T11_55">tout</text:span><text:span text:style-name="T11_56"><text:s/></text:span><text:span text:style-name="T11_57">centré</text:span><text:span text:style-name="T11_58"><text:s/></text:span><text:span text:style-name="T11_59">sur</text:span><text:span text:style-name="T11_60"><text:s/></text:span><text:span text:style-name="T11_61">la</text:span><text:span text:style-name="T11_62"><text:s/></text:span><text:span text:style-name="T11_63">Belgique</text:span><text:span text:style-name="T11_64">.</text:span></text:p>
            <text:p text:style-name="P12"/>
            <text:p text:style-name="P13"><text:span text:style-name="T13_1">Le</text:span><text:span text:style-name="T13_2"><text:s/></text:span><text:span text:style-name="T13_3">média</text:span><text:span text:style-name="T13_4"><text:s/></text:span><text:span text:style-name="T13_5">Médor</text:span><text:span text:style-name="T13_6"><text:s/></text:span><text:span text:style-name="T13_7">s</text:span><text:span text:style-name="T13_8">’</text:span><text:span text:style-name="T13_9">organise</text:span><text:span text:style-name="T13_10"><text:s/></text:span><text:span text:style-name="T13_11">de</text:span><text:span text:style-name="T13_12"><text:s/></text:span><text:span text:style-name="T13_13">manière</text:span><text:span text:style-name="T13_14"><text:s/></text:span><text:span text:style-name="T13_15">ouverte</text:span><text:span text:style-name="T13_16">,<text:s/></text:span><text:span text:style-name="T13_17">horizontale</text:span><text:span text:style-name="T13_18"><text:s/></text:span><text:span text:style-name="T13_19">et</text:span><text:span text:style-name="T13_20"><text:s/></text:span><text:span text:style-name="T13_21">participative</text:span><text:span text:style-name="T13_22">,<text:s/></text:span><text:span text:style-name="T13_23">en</text:span><text:span text:style-name="T13_24"><text:s/></text:span><text:span text:style-name="T13_25">coopérative</text:span><text:span text:style-name="T13_26">.<text:s/></text:span></text:p>
            <text:p text:style-name="P14"/>
            <text:p text:style-name="P15"><text:span text:style-name="T15_1">Pour</text:span><text:span text:style-name="T15_2"><text:s/></text:span><text:span text:style-name="T15_3">permettre</text:span><text:span text:style-name="T15_4"><text:s/></text:span><text:span text:style-name="T15_5">le</text:span><text:span text:style-name="T15_6"><text:s/>“</text:span><text:span text:style-name="T15_7">deepjournalism</text:span><text:span text:style-name="T15_8">”,<text:s/></text:span><text:span text:style-name="T15_9">Medor</text:span><text:span text:style-name="T15_10"><text:s/></text:span><text:span text:style-name="T15_11">cree</text:span><text:span text:style-name="T15_12"><text:s/></text:span><text:span text:style-name="T15_13">un</text:span><text:span text:style-name="T15_14"><text:s/></text:span><text:span text:style-name="T15_15">nouveau</text:span><text:span text:style-name="T15_16"><text:s/></text:span><text:span text:style-name="T15_17">processus</text:span><text:span text:style-name="T15_18"><text:s/></text:span><text:span text:style-name="T15_19">de</text:span><text:span text:style-name="T15_20"><text:s/></text:span><text:span text:style-name="T15_21">construction</text:span><text:span text:style-name="T15_22"><text:s/></text:span><text:span text:style-name="T15_23">d</text:span><text:span text:style-name="T15_24">’</text:span><text:span text:style-name="T15_25">informations</text:span><text:span text:style-name="T15_26"><text:s/></text:span><text:span text:style-name="T15_27">en</text:span><text:span text:style-name="T15_28"><text:s/></text:span><text:span text:style-name="T15_29">octroyant</text:span><text:span text:style-name="T15_30"><text:s/></text:span><text:span text:style-name="T15_31">du</text:span><text:span text:style-name="T15_32"><text:s/></text:span><text:span text:style-name="T15_33">temps</text:span><text:span text:style-name="T15_34"><text:s/></text:span><text:span text:style-name="T15_35">et</text:span><text:span text:style-name="T15_36"><text:s/></text:span><text:span text:style-name="T15_37">de</text:span><text:span text:style-name="T15_38"><text:s/></text:span><text:span text:style-name="T15_39">l</text:span><text:span text:style-name="T15_40">’</text:span><text:span text:style-name="T15_41">accompagnement</text:span><text:span text:style-name="T15_42"><text:s/></text:span><text:span text:style-name="T15_43">aux</text:span><text:span text:style-name="T15_44"><text:s/></text:span><text:span text:style-name="T15_45">auteurs</text:span><text:span text:style-name="T15_46">.<text:s/></text:span></text:p>
            <text:p text:style-name="P16"><text:span text:style-name="T16_1">Ce</text:span><text:span text:style-name="T16_2"><text:s/></text:span><text:span text:style-name="T16_3">journalisme</text:span><text:span text:style-name="T16_4"><text:s/></text:span><text:span text:style-name="T16_5">un</text:span><text:span text:style-name="T16_6"><text:s/></text:span><text:span text:style-name="T16_7">prix</text:span><text:span text:style-name="T16_8"><text:s/>:<text:s/></text:span><text:span text:style-name="T16_9">226.000€,<text:s/></text:span><text:span text:style-name="T16_10">notre</text:span><text:span text:style-name="T16_11"><text:s/></text:span><text:span text:style-name="T16_12">coût</text:span><text:span text:style-name="T16_13"><text:s/></text:span><text:span text:style-name="T16_14">vérité</text:span><text:span text:style-name="T16_15"><text:s/></text:span><text:span text:style-name="T16_16">à</text:span><text:span text:style-name="T16_17"><text:s/></text:span><text:span text:style-name="T16_18">l</text:span><text:span text:style-name="T16_19">'</text:span><text:span text:style-name="T16_20">année</text:span><text:span text:style-name="T16_21">.<text:s/></text:span><text:span text:style-name="T16_22">Soit</text:span><text:span text:style-name="T16_23"><text:s/>3800<text:s/></text:span><text:span text:style-name="T16_24">abonnés</text:span><text:span text:style-name="T16_25"><text:s/></text:span><text:span text:style-name="T16_26">et</text:span><text:span text:style-name="T16_27"><text:s/>24.500<text:s/></text:span><text:span text:style-name="T16_28">euros</text:span><text:span text:style-name="T16_29"><text:s/></text:span><text:span text:style-name="T16_30">de</text:span><text:span text:style-name="T16_31"><text:s/></text:span><text:span text:style-name="T16_32">capital</text:span><text:span text:style-name="T16_33">.<text:s/></text:span></text:p>
          </table:table-cell>
          <table:table-cell table:style-name="Cell2">
            <text:p text:style-name="P17"><text:span text:style-name="T17_1">page</text:span><text:span text:style-name="T17_2"><text:s/>3</text:span></text:p>
            <text:p text:style-name="P18"><text:span text:style-name="T18_1">3800<text:s/></text:span><text:span text:style-name="T18_2">abonnés</text:span></text:p>
            <text:p text:style-name="P19"/>
            <text:p text:style-name="P20"><text:span text:style-name="T20_1">Pour</text:span><text:span text:style-name="T20_2"><text:s/>60<text:s/></text:span><text:span text:style-name="T20_3">euros</text:span><text:span text:style-name="T20_4"><text:s/></text:span><text:span text:style-name="T20_5">vous</text:span><text:span text:style-name="T20_6"><text:s/></text:span><text:span text:style-name="T20_7">êtes</text:span><text:span text:style-name="T20_8"><text:s/></text:span><text:span text:style-name="T20_9">abonné</text:span><text:span text:style-name="T20_10"><text:s/></text:span><text:span text:style-name="T20_11">à</text:span><text:span text:style-name="T20_12"><text:s/></text:span><text:span text:style-name="T20_13">Médor</text:span><text:span text:style-name="T20_14"><text:s/></text:span><text:span text:style-name="T20_15">pendant</text:span><text:span text:style-name="T20_16"><text:s/></text:span><text:span text:style-name="T20_17">un</text:span><text:span text:style-name="T20_18"><text:s/></text:span><text:span text:style-name="T20_19">an</text:span><text:span text:style-name="T20_20"><text:s/></text:span><text:span text:style-name="T20_21">et</text:span><text:span text:style-name="T20_22"><text:s/></text:span><text:span text:style-name="T20_23">recevez</text:span><text:span text:style-name="T20_24"><text:s/></text:span><text:span text:style-name="T20_25">quatre</text:span><text:span text:style-name="T20_26"><text:s/></text:span><text:span text:style-name="T20_27">numéros</text:span><text:span text:style-name="T20_28">.<text:s/></text:span><text:span text:style-name="T20_29">Si</text:span><text:span text:style-name="T20_30"><text:s/>3 799<text:s/></text:span><text:span text:style-name="T20_31">autres</text:span><text:span text:style-name="T20_32"><text:s/></text:span><text:span text:style-name="T20_33">personnes</text:span><text:span text:style-name="T20_34"><text:s/></text:span><text:span text:style-name="T20_35">posent</text:span><text:span text:style-name="T20_36"><text:s/></text:span><text:span text:style-name="T20_37">ce</text:span><text:span text:style-name="T20_38"><text:s/></text:span><text:span text:style-name="T20_39">même</text:span><text:span text:style-name="T20_40"><text:s/></text:span><text:span text:style-name="T20_41">engagement</text:span><text:span text:style-name="T20_42">,<text:s/></text:span><text:span text:style-name="T20_43">Médor</text:span><text:span text:style-name="T20_44"><text:s/></text:span><text:span text:style-name="T20_45">sortira</text:span><text:span text:style-name="T20_46">.<text:s/></text:span><text:span text:style-name="T20_47">Vous</text:span><text:span text:style-name="T20_48"><text:s/></text:span><text:span text:style-name="T20_49">viendrez</text:span><text:span text:style-name="T20_50"><text:s/></text:span><text:span text:style-name="T20_51">alors</text:span><text:span text:style-name="T20_52"><text:s/></text:span><text:span text:style-name="T20_53">de</text:span><text:span text:style-name="T20_54"><text:s/></text:span><text:span text:style-name="T20_55">créer</text:span><text:span text:style-name="T20_56"><text:s/></text:span><text:span text:style-name="T20_57">un</text:span><text:span text:style-name="T20_58"><text:s/></text:span><text:span text:style-name="T20_59">magazine</text:span><text:span text:style-name="T20_60"><text:s/></text:span><text:span text:style-name="T20_61">et</text:span><text:span text:style-name="T20_62"><text:s/></text:span><text:span text:style-name="T20_63">en</text:span><text:span text:style-name="T20_64"><text:s/></text:span><text:span text:style-name="T20_65">recevrez</text:span><text:span text:style-name="T20_66"><text:s/></text:span><text:span text:style-name="T20_67">le</text:span><text:span text:style-name="T20_68"><text:s/></text:span><text:span text:style-name="T20_69">premier</text:span><text:span text:style-name="T20_70"><text:s/></text:span><text:span text:style-name="T20_71">numéro</text:span><text:span text:style-name="T20_72"><text:s/></text:span><text:span text:style-name="T20_73">en</text:span><text:span text:style-name="T20_74"><text:s/></text:span><text:span text:style-name="T20_75">septembre</text:span><text:span text:style-name="T20_76"><text:s/>2015.</text:span></text:p>
            <text:p text:style-name="P21"/>
            <text:p text:style-name="P22"><text:span text:style-name="T22_1">Pourquoi</text:span><text:span text:style-name="T22_2"><text:s/></text:span><text:span text:style-name="T22_3">s</text:span><text:span text:style-name="T22_4">'</text:span><text:span text:style-name="T22_5">abonner</text:span><text:span text:style-name="T22_6"> ?</text:span></text:p>
            <text:list text:style-name="LS1" xml:id="list0">
              <text:list-item>
                <text:p text:style-name="P23"><text:span text:style-name="T23_1">Je</text:span><text:span text:style-name="T23_2"><text:s/></text:span><text:span text:style-name="T23_3">prends</text:span><text:span text:style-name="T23_4"><text:s/></text:span><text:span text:style-name="T23_5">part</text:span><text:span text:style-name="T23_6"><text:s/></text:span><text:span text:style-name="T23_7">à</text:span><text:span text:style-name="T23_8"><text:s/></text:span><text:span text:style-name="T23_9">l</text:span><text:span text:style-name="T23_10">'</text:span><text:span text:style-name="T23_11">indépendance</text:span><text:span text:style-name="T23_12"><text:s/></text:span><text:span text:style-name="T23_13">d</text:span><text:span text:style-name="T23_14">’</text:span><text:span text:style-name="T23_15">un</text:span><text:span text:style-name="T23_16"><text:s/></text:span><text:span text:style-name="T23_17">média</text:span><text:span text:style-name="T23_18"><text:s/></text:span><text:span text:style-name="T23_19">basé</text:span><text:span text:style-name="T23_20"><text:s/></text:span><text:span text:style-name="T23_21">sur</text:span><text:span text:style-name="T23_22"><text:s/></text:span><text:span text:style-name="T23_23">l</text:span><text:span text:style-name="T23_24">'</text:span><text:span text:style-name="T23_25">investigation</text:span><text:span text:style-name="T23_26"><text:s/></text:span><text:span text:style-name="T23_27">et</text:span><text:span text:style-name="T23_28"><text:s/></text:span><text:span text:style-name="T23_29">le</text:span><text:span text:style-name="T23_30"><text:s/></text:span><text:span text:style-name="T23_31">récit</text:span><text:span text:style-name="T23_32"><text:s/></text:span><text:span text:style-name="T23_33">dans</text:span><text:span text:style-name="T23_34"><text:s/></text:span><text:span text:style-name="T23_35">mon</text:span><text:span text:style-name="T23_36"><text:s/></text:span><text:span text:style-name="T23_37">pays</text:span><text:span text:style-name="T23_38">,<text:s/></text:span><text:span text:style-name="T23_39">la</text:span><text:span text:style-name="T23_40"><text:s/></text:span><text:span text:style-name="T23_41">Belgique</text:span><text:span text:style-name="T23_42">.</text:span></text:p>
              </text:list-item>
              <text:list-item>
                <text:p text:style-name="P24"/>
              </text:list-item>
              <text:list-item>
                <text:p text:style-name="P25"><text:span text:style-name="T25_1">Je</text:span><text:span text:style-name="T25_2"><text:s/></text:span><text:span text:style-name="T25_3">prends</text:span><text:span text:style-name="T25_4"><text:s/></text:span><text:span text:style-name="T25_5">part</text:span><text:span text:style-name="T25_6"><text:s/></text:span><text:span text:style-name="T25_7">à</text:span><text:span text:style-name="T25_8"><text:s/></text:span><text:span text:style-name="T25_9">un</text:span><text:span text:style-name="T25_10"><text:s/></text:span><text:span text:style-name="T25_11">projet</text:span><text:span text:style-name="T25_12"><text:s/></text:span><text:span text:style-name="T25_13">collaboratif</text:span><text:span text:style-name="T25_14"><text:s/></text:span><text:span text:style-name="T25_15">qui</text:span><text:span text:style-name="T25_16"><text:s/></text:span><text:span text:style-name="T25_17">renforce</text:span><text:span text:style-name="T25_18"><text:s/></text:span><text:span text:style-name="T25_19">le</text:span><text:span text:style-name="T25_20"><text:s/></text:span><text:span text:style-name="T25_21">débat</text:span><text:span text:style-name="T25_22"><text:s/></text:span><text:span text:style-name="T25_23">démocratique</text:span><text:span text:style-name="T25_24"><text:s/></text:span><text:span text:style-name="T25_25">et</text:span><text:span text:style-name="T25_26"><text:s/></text:span><text:span text:style-name="T25_27">se</text:span><text:span text:style-name="T25_28"><text:s/></text:span><text:span text:style-name="T25_29">donne</text:span><text:span text:style-name="T25_30"><text:s/></text:span><text:span text:style-name="T25_31">les</text:span><text:span text:style-name="T25_32"><text:s/></text:span><text:span text:style-name="T25_33">moyens</text:span><text:span text:style-name="T25_34"><text:s/></text:span><text:span text:style-name="T25_35">de</text:span><text:span text:style-name="T25_36"><text:s/></text:span><text:span text:style-name="T25_37">penser</text:span><text:span text:style-name="T25_38"><text:s/></text:span><text:span text:style-name="T25_39">et</text:span><text:span text:style-name="T25_40"><text:s/></text:span><text:span text:style-name="T25_41">de</text:span><text:span text:style-name="T25_42"><text:s/></text:span><text:span text:style-name="T25_43">chercher</text:span><text:span text:style-name="T25_44"><text:s/></text:span><text:span text:style-name="T25_45">en</text:span><text:span text:style-name="T25_46"><text:s/></text:span><text:span text:style-name="T25_47">profondeur</text:span><text:span text:style-name="T25_48">.</text:span></text:p>
              </text:list-item>
              <text:list-item>
                <text:p text:style-name="P26"/>
              </text:list-item>
              <text:list-item>
                <text:p text:style-name="P27"><text:span text:style-name="T27_1">En</text:span><text:span text:style-name="T27_2"><text:s/></text:span><text:span text:style-name="T27_3">tant</text:span><text:span text:style-name="T27_4"><text:s/></text:span><text:span text:style-name="T27_5">qu</text:span><text:span text:style-name="T27_6">'</text:span><text:span text:style-name="T27_7">abonné</text:span><text:span text:style-name="T27_8">,<text:s/></text:span><text:span text:style-name="T27_9">je</text:span><text:span text:style-name="T27_10"><text:s/></text:span><text:span text:style-name="T27_11">ne</text:span><text:span text:style-name="T27_12"><text:s/></text:span><text:span text:style-name="T27_13">prends</text:span><text:span text:style-name="T27_14"><text:s/></text:span><text:span text:style-name="T27_15">pas</text:span><text:span text:style-name="T27_16"><text:s/></text:span><text:span text:style-name="T27_17">de</text:span><text:span text:style-name="T27_18"><text:s/></text:span><text:span text:style-name="T27_19">risque</text:span><text:span text:style-name="T27_20"><text:s/></text:span><text:span text:style-name="T27_21">lors</text:span><text:span text:style-name="T27_22"><text:s/></text:span><text:span text:style-name="T27_23">de</text:span><text:span text:style-name="T27_24"><text:s/></text:span><text:span text:style-name="T27_25">la</text:span><text:span text:style-name="T27_26"><text:s/></text:span><text:span text:style-name="T27_27">construction</text:span><text:span text:style-name="T27_28"><text:s/></text:span><text:span text:style-name="T27_29">du</text:span><text:span text:style-name="T27_30"><text:s/></text:span><text:span text:style-name="T27_31">projet</text:span><text:span text:style-name="T27_32"><text:s/></text:span><text:span text:style-name="T27_33">Médor</text:span><text:span text:style-name="T27_34">.<text:s/></text:span><text:span text:style-name="T27_35">Soit</text:span><text:span text:style-name="T27_36"><text:s/></text:span><text:span text:style-name="T27_37">les</text:span><text:span text:style-name="T27_38"><text:s/>3 800<text:s/></text:span><text:span text:style-name="T27_39">abonnés</text:span><text:span text:style-name="T27_40"><text:s/></text:span><text:span text:style-name="T27_41">nécessaires</text:span><text:span text:style-name="T27_42"><text:s/></text:span><text:span text:style-name="T27_43">à</text:span><text:span text:style-name="T27_44"><text:s/></text:span><text:span text:style-name="T27_45">son</text:span><text:span text:style-name="T27_46"><text:s/></text:span><text:span text:style-name="T27_47">lancement</text:span><text:span text:style-name="T27_48"><text:s/></text:span><text:span text:style-name="T27_49">sont</text:span><text:span text:style-name="T27_50"><text:s/></text:span><text:span text:style-name="T27_51">réunis</text:span><text:span text:style-name="T27_52"><text:s/></text:span><text:span text:style-name="T27_53">et</text:span><text:span text:style-name="T27_54"><text:s/></text:span><text:span text:style-name="T27_55">je</text:span><text:span text:style-name="T27_56"><text:s/></text:span><text:span text:style-name="T27_57">reçois</text:span><text:span text:style-name="T27_58"><text:s/>4<text:s/></text:span><text:span text:style-name="T27_59">n</text:span><text:span text:style-name="T27_60">0</text:span><text:span text:style-name="T27_61">,<text:s/></text:span><text:span text:style-name="T27_62">soit</text:span><text:span text:style-name="T27_63"><text:s/></text:span><text:span text:style-name="T27_64">ils</text:span><text:span text:style-name="T27_65"><text:s/></text:span><text:span text:style-name="T27_66">ne</text:span><text:span text:style-name="T27_67"><text:s/></text:span><text:span text:style-name="T27_68">le</text:span><text:span text:style-name="T27_69"><text:s/></text:span><text:span text:style-name="T27_70">sont</text:span><text:span text:style-name="T27_71"><text:s/></text:span><text:span text:style-name="T27_72">pas</text:span><text:span text:style-name="T27_73"><text:s/></text:span><text:span text:style-name="T27_74">et</text:span><text:span text:style-name="T27_75"><text:s/></text:span><text:span text:style-name="T27_76">je</text:span><text:span text:style-name="T27_77"><text:s/></text:span><text:span text:style-name="T27_78">récupère</text:span><text:span text:style-name="T27_79"><text:s/></text:span><text:span text:style-name="T27_80">mes</text:span><text:span text:style-name="T27_81"><text:s/>60<text:s/></text:span><text:span text:style-name="T27_82">euros</text:span><text:span text:style-name="T27_83">.<text:s/></text:span><text:span text:style-name="T27_84">Relax</text:span><text:span text:style-name="T27_85"><text:s/></text:span><text:span text:style-name="T27_86">quoi</text:span><text:span text:style-name="T27_87">…</text:span></text:p>
              </text:list-item>
            </text:list>
            <text:p text:style-name="P28"/>
          </table:table-cell>
          <table:table-cell table:style-name="Cell3">
            <text:p text:style-name="P29"><text:span text:style-name="T29_1">page</text:span><text:span text:style-name="T29_2"><text:s/>4</text:span></text:p>
            <text:p text:style-name="P30"><text:span text:style-name="T30_1">24206€<text:s/></text:span><text:span text:style-name="T30_2">de</text:span><text:span text:style-name="T30_3"><text:s/></text:span><text:span text:style-name="T30_4">parts</text:span><text:span text:style-name="T30_5"><text:s/></text:span><text:span text:style-name="T30_6">coopérateurs</text:span></text:p>
            <text:p text:style-name="P31"/>
            <text:p text:style-name="P32"><text:span text:style-name="T32_1">Prenez</text:span><text:span text:style-name="T32_2"><text:s/></text:span><text:span text:style-name="T32_3">une</text:span><text:span text:style-name="T32_4"><text:s/></text:span><text:span text:style-name="T32_5">ou</text:span><text:span text:style-name="T32_6"><text:s/></text:span><text:span text:style-name="T32_7">plusieurs</text:span><text:span text:style-name="T32_8"><text:s/></text:span><text:span text:style-name="T32_9">parts</text:span><text:span text:style-name="T32_10"><text:s/></text:span><text:span text:style-name="T32_11">de</text:span><text:span text:style-name="T32_12"><text:s/>20<text:s/></text:span><text:span text:style-name="T32_13">euros</text:span><text:span text:style-name="T32_14"><text:s/></text:span><text:span text:style-name="T32_15">dans</text:span><text:span text:style-name="T32_16"><text:s/></text:span><text:span text:style-name="T32_17">la</text:span><text:span text:style-name="T32_18"><text:s/></text:span><text:span text:style-name="T32_19">coopérative</text:span><text:span text:style-name="T32_20"><text:s/></text:span><text:span text:style-name="T32_21">à</text:span><text:span text:style-name="T32_22"><text:s/></text:span><text:span text:style-name="T32_23">finalité</text:span><text:span text:style-name="T32_24"><text:s/></text:span><text:span text:style-name="T32_25">sociale</text:span><text:span text:style-name="T32_26"><text:s/></text:span><text:span text:style-name="T32_27">Médor</text:span><text:span text:style-name="T32_28"><text:s/></text:span><text:span text:style-name="T32_29">et</text:span><text:span text:style-name="T32_30"><text:s/></text:span><text:span text:style-name="T32_31">devenez</text:span><text:span text:style-name="T32_32"><text:s/></text:span><text:span text:style-name="T32_33">copropriétaire</text:span><text:span text:style-name="T32_34"><text:s/></text:span><text:span text:style-name="T32_35">d</text:span><text:span text:style-name="T32_36">'</text:span><text:span text:style-name="T32_37">un</text:span><text:span text:style-name="T32_38"><text:s/></text:span><text:span text:style-name="T32_39">titre</text:span><text:span text:style-name="T32_40"><text:s/></text:span><text:span text:style-name="T32_41">de</text:span><text:span text:style-name="T32_42"><text:s/></text:span><text:span text:style-name="T32_43">presse</text:span><text:span text:style-name="T32_44">.<text:s/></text:span><text:span text:style-name="T32_45">Participez</text:span><text:span text:style-name="T32_46"><text:s/></text:span><text:span text:style-name="T32_47">aux</text:span><text:span text:style-name="T32_48"><text:s/></text:span><text:span text:style-name="T32_49">assemblées</text:span><text:span text:style-name="T32_50"><text:s/></text:span><text:span text:style-name="T32_51">générales</text:span><text:span text:style-name="T32_52"><text:s/></text:span><text:span text:style-name="T32_53">et</text:span><text:span text:style-name="T32_54"><text:s/></text:span><text:span text:style-name="T32_55">soyez</text:span><text:span text:style-name="T32_56"><text:s/></text:span><text:span text:style-name="T32_57">garant</text:span><text:span text:style-name="T32_58">(</text:span><text:span text:style-name="T32_59">e</text:span><text:span text:style-name="T32_60">)<text:s/></text:span><text:span text:style-name="T32_61">de</text:span><text:span text:style-name="T32_62"><text:s/></text:span><text:span text:style-name="T32_63">la</text:span><text:span text:style-name="T32_64"><text:s/></text:span><text:span text:style-name="T32_65">philosophie</text:span><text:span text:style-name="T32_66"><text:s/></text:span><text:span text:style-name="T32_67">de</text:span><text:span text:style-name="T32_68"><text:s/></text:span><text:span text:style-name="T32_69">Médor</text:span><text:span text:style-name="T32_70">.</text:span></text:p>
            <text:p text:style-name="P33"/>
            <text:p text:style-name="P34"><text:span text:style-name="T34_1">Pourquoi</text:span><text:span text:style-name="T34_2"><text:s/></text:span><text:span text:style-name="T34_3">devenir</text:span><text:span text:style-name="T34_4"><text:s/></text:span><text:span text:style-name="T34_5">coopérateur</text:span><text:span text:style-name="T34_6">?</text:span></text:p>
            <text:p text:style-name="P35"/>
            <text:p text:style-name="P36"><text:span text:style-name="T36_1">Comme</text:span><text:span text:style-name="T36_2"><text:s/></text:span><text:span text:style-name="T36_3">l</text:span><text:span text:style-name="T36_4">’</text:span><text:span text:style-name="T36_5">abonné</text:span><text:span text:style-name="T36_6">,<text:s/></text:span><text:span text:style-name="T36_7">je</text:span><text:span text:style-name="T36_8"><text:s/></text:span><text:span text:style-name="T36_9">prends</text:span><text:span text:style-name="T36_10"><text:s/></text:span><text:span text:style-name="T36_11">part</text:span><text:span text:style-name="T36_12"><text:s/></text:span><text:span text:style-name="T36_13">à</text:span><text:span text:style-name="T36_14"><text:s/></text:span><text:span text:style-name="T36_15">l</text:span><text:span text:style-name="T36_16">’</text:span><text:span text:style-name="T36_17">indépendance</text:span><text:span text:style-name="T36_18"><text:s/></text:span><text:span text:style-name="T36_19">et</text:span><text:span text:style-name="T36_20"><text:s/></text:span><text:span text:style-name="T36_21">à</text:span><text:span text:style-name="T36_22"><text:s/></text:span><text:span text:style-name="T36_23">un</text:span><text:span text:style-name="T36_24"><text:s/></text:span><text:span text:style-name="T36_25">projet</text:span><text:span text:style-name="T36_26"><text:s/></text:span><text:span text:style-name="T36_27">collaboratif</text:span><text:span text:style-name="T36_28">.<text:s/></text:span><text:span text:style-name="T36_29">De</text:span><text:span text:style-name="T36_30"><text:s/></text:span><text:span text:style-name="T36_31">plus</text:span><text:span text:style-name="T36_32">,<text:s text:c="2"/></text:span><text:span text:style-name="T36_33">en</text:span><text:span text:style-name="T36_34"><text:s/></text:span><text:span text:style-name="T36_35">tant</text:span><text:span text:style-name="T36_36"><text:s/></text:span><text:span text:style-name="T36_37">que</text:span><text:span text:style-name="T36_38"><text:s/></text:span><text:span text:style-name="T36_39">coopérateur</text:span><text:span text:style-name="T36_40">,<text:s/></text:span></text:p>
            <text:p text:style-name="P37"/>
            <text:p text:style-name="P38"><text:span text:style-name="T38_1">Je</text:span><text:span text:style-name="T38_2"><text:s/></text:span><text:span text:style-name="T38_3">deviens</text:span><text:span text:style-name="T38_4"><text:s/></text:span><text:span text:style-name="T38_5">patron</text:span><text:span text:style-name="T38_6"><text:s/></text:span><text:span text:style-name="T38_7">de</text:span><text:span text:style-name="T38_8"><text:s/></text:span><text:span text:style-name="T38_9">presse</text:span><text:span text:style-name="T38_10"><text:s/></text:span><text:span text:style-name="T38_11">et</text:span><text:span text:style-name="T38_12"><text:s/></text:span><text:span text:style-name="T38_13">participe</text:span><text:span text:style-name="T38_14"><text:s/></text:span><text:span text:style-name="T38_15">aux</text:span><text:span text:style-name="T38_16"><text:s/></text:span><text:span text:style-name="T38_17">AG</text:span><text:span text:style-name="T38_18"><text:s text:c="2"/></text:span><text:span text:style-name="T38_19">de</text:span><text:span text:style-name="T38_20"><text:s/></text:span><text:span text:style-name="T38_21">Médor</text:span><text:span text:style-name="T38_22"><text:s/> ;</text:span></text:p>
            <text:list text:style-name="LS2" xml:id="list5">
              <text:list-item>
                <text:p text:style-name="P39"/>
              </text:list-item>
              <text:list-item>
                <text:p text:style-name="P40"><text:span text:style-name="T40_1">Je</text:span><text:span text:style-name="T40_2"><text:s/></text:span><text:span text:style-name="T40_3">peux</text:span><text:span text:style-name="T40_4"><text:s/></text:span><text:span text:style-name="T40_5">soit</text:span><text:span text:style-name="T40_6"><text:s/></text:span><text:span text:style-name="T40_7">me</text:span><text:span text:style-name="T40_8"><text:s/></text:span><text:span text:style-name="T40_9">porter</text:span><text:span text:style-name="T40_10"><text:s/></text:span><text:span text:style-name="T40_11">candidat</text:span><text:span text:style-name="T40_12"><text:s/></text:span><text:span text:style-name="T40_13">pour</text:span><text:span text:style-name="T40_14"><text:s/></text:span><text:span text:style-name="T40_15">être</text:span><text:span text:style-name="T40_16">,<text:s/></text:span><text:span text:style-name="T40_17">soit</text:span><text:span text:style-name="T40_18"><text:s/></text:span><text:span text:style-name="T40_19">désigner</text:span><text:span text:style-name="T40_20"><text:s/></text:span><text:span text:style-name="T40_21">une</text:span><text:span text:style-name="T40_22"><text:s/></text:span><text:span text:style-name="T40_23">des</text:span><text:span text:style-name="T40_24"><text:s/></text:span><text:span text:style-name="T40_25">deux</text:span><text:span text:style-name="T40_26"><text:s/></text:span><text:span text:style-name="T40_27">personnes</text:span><text:span text:style-name="T40_28"><text:s/></text:span><text:span text:style-name="T40_29">de</text:span><text:span text:style-name="T40_30"><text:s/></text:span><text:span text:style-name="T40_31">l</text:span><text:span text:style-name="T40_32">'</text:span><text:span text:style-name="T40_33">AG</text:span><text:span text:style-name="T40_34"><text:s/></text:span><text:span text:style-name="T40_35">appelées</text:span><text:span text:style-name="T40_36"><text:s/></text:span><text:span text:style-name="T40_37">à</text:span><text:span text:style-name="T40_38"><text:s/></text:span><text:span text:style-name="T40_39">participer</text:span><text:span text:style-name="T40_40"><text:s/></text:span><text:span text:style-name="T40_41">aux</text:span><text:span text:style-name="T40_42"><text:s/></text:span><text:span text:style-name="T40_43">comités</text:span><text:span text:style-name="T40_44"><text:s/></text:span><text:span text:style-name="T40_45">de</text:span><text:span text:style-name="T40_46"><text:s/></text:span><text:span text:style-name="T40_47">rédaction</text:span><text:span text:style-name="T40_48"><text:s/></text:span><text:span text:style-name="T40_49">de</text:span><text:span text:style-name="T40_50"><text:s/></text:span><text:span text:style-name="T40_51">Médor</text:span><text:span text:style-name="T40_52"><text:s/></text:span><text:span text:style-name="T40_53">et</text:span><text:span text:style-name="T40_54"><text:s/></text:span><text:span text:style-name="T40_55">à</text:span><text:span text:style-name="T40_56"><text:s/></text:span><text:span text:style-name="T40_57">vérifier</text:span><text:span text:style-name="T40_58"><text:s/></text:span><text:span text:style-name="T40_59">le</text:span><text:span text:style-name="T40_60"><text:s/></text:span><text:span text:style-name="T40_61">respect</text:span><text:span text:style-name="T40_62"><text:s/></text:span><text:span text:style-name="T40_63">des</text:span><text:span text:style-name="T40_64"><text:s/></text:span><text:span text:style-name="T40_65">engagements</text:span><text:span text:style-name="T40_66"><text:s/></text:span><text:span text:style-name="T40_67">du</text:span><text:span text:style-name="T40_68"><text:s/></text:span><text:span text:style-name="T40_69">média</text:span><text:span text:style-name="T40_70"><text:s/></text:span><text:span text:style-name="T40_71">quant</text:span><text:span text:style-name="T40_72"><text:s/></text:span><text:span text:style-name="T40_73">à</text:span><text:span text:style-name="T40_74"><text:s/></text:span><text:span text:style-name="T40_75">son</text:span><text:span text:style-name="T40_76"><text:s/></text:span><text:span text:style-name="T40_77">fonctionnement</text:span><text:span text:style-name="T40_78">.<text:s/></text:span></text:p>
              </text:list-item>
            </text:list>
            <text:p text:style-name="P41"/>
          </table:table-cell>
        </table:table-row>
      </table:table>
      <text:p text:style-name="P42"><text:span text:style-name="T42_1">Sous</text:span><text:span text:style-name="T42_2"><text:s/></text:span><text:span text:style-name="T42_3">les</text:span><text:span text:style-name="T42_4"><text:s/></text:span><text:span text:style-name="T42_5">colonnes</text:span><text:span text:style-name="T42_6"><text:s/>3<text:s/></text:span><text:span text:style-name="T42_7">et</text:span><text:span text:style-name="T42_8"><text:s/>4<text:s/></text:span><text:span text:style-name="T42_9">avec</text:span><text:span text:style-name="T42_10"><text:s/></text:span><text:span text:style-name="T42_11">la</text:span><text:span text:style-name="T42_12"><text:s/></text:span><text:span text:style-name="T42_13">place</text:span><text:span text:style-name="T42_14"><text:s/></text:span><text:span text:style-name="T42_15">qui</text:span><text:span text:style-name="T42_16"><text:s/></text:span><text:span text:style-name="T42_17">reste</text:span></text:p>
      <text:p text:style-name="P43"/>
      <text:p text:style-name="P44"><text:span text:style-name="T44_1">Pour</text:span><text:span text:style-name="T44_2"><text:s/></text:span><text:span text:style-name="T44_3">vous</text:span><text:span text:style-name="T44_4"><text:s/></text:span><text:span text:style-name="T44_5">abonner</text:span><text:span text:style-name="T44_6"><text:s/></text:span><text:span text:style-name="T44_7">ou</text:span><text:span text:style-name="T44_8"><text:s/></text:span><text:span text:style-name="T44_9">coopérer</text:span><text:span text:style-name="T44_10">,<text:s/></text:span><text:span text:style-name="T44_11">rendez</text:span><text:span text:style-name="T44_12">-</text:span><text:span text:style-name="T44_13">vous</text:span><text:span text:style-name="T44_14"><text:s/></text:span><text:span text:style-name="T44_15">sur</text:span><text:span text:style-name="T44_16"><text:s/></text:span><text:span text:style-name="T44_17"><text:a xlink:type="simple" xlink:href="http://www.medor.coop"><text:span text:style-name="T44_18">www</text:span></text:a></text:span><text:span text:style-name="T44_19"><text:a xlink:type="simple" xlink:href="http://www.medor.coop"><text:span text:style-name="T44_20">.</text:span></text:a></text:span><text:span text:style-name="T44_21"><text:a xlink:type="simple" xlink:href="http://www.medor.coop"><text:span text:style-name="T44_22">medor</text:span></text:a></text:span><text:span text:style-name="T44_23"><text:a xlink:type="simple" xlink:href="http://www.medor.coop"><text:span text:style-name="T44_24">.</text:span></text:a></text:span><text:span text:style-name="T44_25"><text:a xlink:type="simple" xlink:href="http://www.medor.coop"><text:span text:style-name="T44_26">coop</text:span></text:a></text:span><text:span text:style-name="T44_27"><text:s/></text:span></text:p>
      <text:p text:style-name="P45"><text:span text:style-name="T45_1"><text:a xlink:type="simple" xlink:href="http://www.facebook.com/medormag"><text:span text:style-name="T45_2">www</text:span></text:a></text:span><text:span text:style-name="T45_3"><text:a xlink:type="simple" xlink:href="http://www.facebook.com/medormag"><text:span text:style-name="T45_4">.</text:span></text:a></text:span><text:span text:style-name="T45_5"><text:a xlink:type="simple" xlink:href="http://www.facebook.com/medormag"><text:span text:style-name="T45_6">facebook</text:span></text:a></text:span><text:span text:style-name="T45_7"><text:a xlink:type="simple" xlink:href="http://www.facebook.com/medormag"><text:span text:style-name="T45_8">.</text:span></text:a></text:span><text:span text:style-name="T45_9"><text:a xlink:type="simple" xlink:href="http://www.facebook.com/medormag"><text:span text:style-name="T45_10">com</text:span></text:a></text:span><text:span text:style-name="T45_11"><text:a xlink:type="simple" xlink:href="http://www.facebook.com/medormag"><text:span text:style-name="T45_12">/</text:span></text:a></text:span><text:span text:style-name="T45_13"><text:a xlink:type="simple" xlink:href="http://www.facebook.com/medormag"><text:span text:style-name="T45_14">medormag</text:span></text:a></text:span><text:span text:style-name="T45_15"><text:s text:c="2"/></text:span></text:p>
      <text:p text:style-name="P46"><text:span text:style-name="T46_1">Contact</text:span><text:span text:style-name="T46_2"><text:s/>:<text:s/></text:span><text:span text:style-name="T46_3"><text:a xlink:type="simple" xlink:href="mailto:medor@medor.coop"><text:span text:style-name="T46_4">medor</text:span></text:a></text:span><text:span text:style-name="T46_5"><text:a xlink:type="simple" xlink:href="mailto:medor@medor.coop"><text:span text:style-name="T46_6">@</text:span></text:a></text:span><text:span text:style-name="T46_7"><text:a xlink:type="simple" xlink:href="mailto:medor@medor.coop"><text:span text:style-name="T46_8">medor</text:span></text:a></text:span><text:span text:style-name="T46_9"><text:a xlink:type="simple" xlink:href="mailto:medor@medor.coop"><text:span text:style-name="T46_10">.</text:span></text:a></text:span><text:span text:style-name="T46_11"><text:a xlink:type="simple" xlink:href="mailto:medor@medor.coop"><text:span text:style-name="T46_12">coop</text:span></text:a></text:span><text:span text:style-name="T46_13"><text:s/>/<text:s/>0472<text:s/>49<text:s/>96<text:s/>49</text:span></text:p>
      <text:p text:style-name="P47"/>
      <text:p text:style-name="P48"/>
      <text:p text:style-name="P49"><text:span text:style-name="T49_1">Colonne</text:span><text:span text:style-name="T49_2"><text:s/>5<text:s/></text:span><text:span text:style-name="T49_3">:<text:s/></text:span><text:span text:style-name="T49_4">le</text:span><text:span text:style-name="T49_5"><text:s/></text:span><text:span text:style-name="T49_6">livre</text:span><text:span text:style-name="T49_7"><text:s/>“</text:span><text:span text:style-name="T49_8">deux</text:span><text:span text:style-name="T49_9"><text:s/></text:span><text:span text:style-name="T49_10">enquêtes</text:span><text:span text:style-name="T49_11"><text:s/></text:span><text:span text:style-name="T49_12">trois</text:span><text:span text:style-name="T49_13"><text:s/></text:span><text:span text:style-name="T49_14">reportages</text:span></text:p>
      <text:p text:style-name="P50"><text:span text:style-name="T50_1">Colonne</text:span><text:span text:style-name="T50_2"><text:s/>6<text:s/></text:span><text:span text:style-name="T50_3">:<text:s/></text:span><text:span text:style-name="T50_4">le</text:span><text:span text:style-name="T50_5"><text:s/></text:span><text:span text:style-name="T50_6">livre</text:span><text:span text:style-name="T50_7"><text:s/>“</text:span><text:span text:style-name="T50_8">peer</text:span><text:span text:style-name="T50_9"><text:s/></text:span><text:span text:style-name="T50_10">review</text:span><text:span text:style-name="T50_11"><text:s/></text:span><text:span text:style-name="T50_12">deepjournalism</text:span><text:span text:style-name="T50_13">”</text:span></text:p>
      <text:p text:style-name="P51"/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size="12pt" style:font-size-asian="12pt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size="12pt" style:font-size-asian="12pt" style:font-size-complex="12pt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font-size="12pt" style:font-size-asian="12pt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font-size="12pt" style:font-size-asian="12pt" style:font-size-complex="12pt"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